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1"/>
          <table:table-cell table:number-columns-repeated="20"/>
        </table:table-row>
        <table:table-row table:style-name="ro1">
          <table:table-cell table:number-columns-repeated="4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0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0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0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0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0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0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0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13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1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13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13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13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13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13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13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13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13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1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1:33:35.645662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11:38:06.833183210</dc:date>
    <meta:editing-duration>P1DT14H44M56S</meta:editing-duration>
    <meta:editing-cycles>228</meta:editing-cycles>
    <meta:generator>LibreOffice/5.1.6.2$Linux_X86_64 LibreOffice_project/10m0$Build-2</meta:generator>
    <meta:document-statistic meta:table-count="3" meta:cell-count="2213" meta:object-count="0"/>
  </office:meta>
</office:document-meta>
</file>